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78c1" officeooo:paragraph-rsid="000378c1"/>
    </style:style>
    <style:style style:name="P2" style:family="paragraph" style:parent-style-name="Standard" style:list-style-name="L1">
      <style:text-properties officeooo:rsid="000378c1" officeooo:paragraph-rsid="000378c1"/>
    </style:style>
    <style:style style:name="P3" style:family="paragraph" style:parent-style-name="Standard" style:list-style-name="L1">
      <style:text-properties officeooo:rsid="000670ce" officeooo:paragraph-rsid="000670ce"/>
    </style:style>
    <style:style style:name="P4" style:family="paragraph" style:parent-style-name="Standard">
      <style:text-properties officeooo:rsid="000670ce" officeooo:paragraph-rsid="000670ce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bold" officeooo:rsid="000b2c5a" officeooo:paragraph-rsid="000b2c5a" style:font-style-asian="italic" style:font-weight-asian="bold" style:font-style-complex="italic" style:font-weight-complex="bold"/>
    </style:style>
    <style:style style:name="P6" style:family="paragraph" style:parent-style-name="Standard" style:list-style-name="L2">
      <style:text-properties fo:font-style="italic" style:text-underline-style="solid" style:text-underline-width="auto" style:text-underline-color="font-color" fo:font-weight="bold" officeooo:rsid="000b2c5a" officeooo:paragraph-rsid="000b2c5a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officeooo:rsid="00085af3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ocker keywords</text:span>:</text:p>
      <text:list xml:id="list895987755236402583" text:style-name="L1">
        <text:list-item>
          <text:p text:style-name="P2"><text:span text:style-name="T1">Docker containers</text:span>: directories containing everything-your-application</text:p>
        </text:list-item>
        <text:list-item>
          <text:p text:style-name="P2"><text:span text:style-name="T1">Docker images</text:span>: snapshots of containers or base OS (e.g. Ubuntu) images</text:p>
        </text:list-item>
        <text:list-item>
          <text:p text:style-name="P2"><text:span text:style-name="T1">Dockerfiles</text:span>: scripts automating the building process of images</text:p>
          <text:list>
            <text:list-item>
              <text:p text:style-name="P3"><text:span text:style-name="T6">RUN</text:span>: Executed when image is building</text:p>
            </text:list-item>
            <text:list-item>
              <text:p text:style-name="P3"><text:span text:style-name="T6">CMD</text:span>: Command <text:span text:style-name="T4">will be executed and Arguments </text:span>could be overwrite<text:span text:style-name="T4">n</text:span> by Docker command line</text:p>
            </text:list-item>
            <text:list-item>
              <text:p text:style-name="P3"><text:span text:style-name="T6">ENTRYPOINT</text:span>: <text:span text:style-name="T4">command always be exectude, it </text:span>could not be overwrit<text:span text:style-name="T4">en</text:span> by Docker command line</text:p>
            </text:list-item>
          </text:list>
        </text:list-item>
      </text:list>
      <text:p text:style-name="P4"/>
      <text:p text:style-name="P5">Docker command<text:span text:style-name="T7">:</text:span></text:p>
      <text:list xml:id="list5324167086734344974" text:style-name="L2">
        <text:list-item>
          <text:p text:style-name="P6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6:23:16.773759451</meta:creation-date>
    <dc:date>2017-01-01T11:11:51.313431618</dc:date>
    <meta:editing-duration>P1DT2H1M17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69" meta:character-count="450" meta:non-whitespace-character-count="396"/>
  </office:meta>
</office:document-meta>
</file>